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536747"/>
          <table:table-cell office:value-type="float" office:value="0.2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78.0"/>
          <table:table-cell office:value-type="float" office:value="19598.0"/>
          <table:table-cell office:value-type="float" office:value="65801.0"/>
          <table:table-cell office:value-type="float" office:value="102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79.0"/>
          <table:table-cell office:value-type="float" office:value="54962.0"/>
          <table:table-cell office:value-type="float" office:value="40939.0"/>
          <table:table-cell office:value-type="float" office:value="36316.0"/>
          <table:table-cell office:value-type="float" office:value="68271.0"/>
          <table:table-cell office:value-type="float" office:value="164.0"/>
          <table:table-cell office:value-type="float" office:value="0.54682"/>
          <table:table-cell office:value-type="float" office:value="0.2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24.0"/>
          <table:table-cell office:value-type="float" office:value="19607.0"/>
          <table:table-cell office:value-type="float" office:value="65832.0"/>
          <table:table-cell office:value-type="float" office:value="100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79.0"/>
          <table:table-cell office:value-type="float" office:value="54962.0"/>
          <table:table-cell office:value-type="float" office:value="40939.0"/>
          <table:table-cell office:value-type="float" office:value="36316.0"/>
          <table:table-cell office:value-type="float" office:value="58145.0"/>
          <table:table-cell office:value-type="float" office:value="164.0"/>
          <table:table-cell office:value-type="float" office:value="0.443991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3.0"/>
          <table:table-cell office:value-type="float" office:value="10392.0"/>
          <table:table-cell office:value-type="float" office:value="35219.0"/>
          <table:table-cell office:value-type="float" office:value="94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58.0"/>
          <table:table-cell office:value-type="float" office:value="38141.0"/>
          <table:table-cell office:value-type="float" office:value="25954.0"/>
          <table:table-cell office:value-type="float" office:value="25224.0"/>
          <table:table-cell office:value-type="float" office:value="28260.0"/>
          <table:table-cell office:value-type="float" office:value="4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612616"/>
          <table:table-cell office:value-type="float" office:value="0.26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79.0"/>
          <table:table-cell office:value-type="float" office:value="19844.0"/>
          <table:table-cell office:value-type="float" office:value="66834.0"/>
          <table:table-cell office:value-type="float" office:value="105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285.0"/>
          <table:table-cell office:value-type="float" office:value="55510.0"/>
          <table:table-cell office:value-type="float" office:value="41209.0"/>
          <table:table-cell office:value-type="float" office:value="36704.0"/>
          <table:table-cell office:value-type="float" office:value="58195.0"/>
          <table:table-cell office:value-type="float" office:value="164.0"/>
          <table:table-cell office:value-type="float" office:value="0.850343"/>
          <table:table-cell office:value-type="float" office:value="0.51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13.0"/>
          <table:table-cell office:value-type="float" office:value="19835.0"/>
          <table:table-cell office:value-type="float" office:value="66803.0"/>
          <table:table-cell office:value-type="float" office:value="105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285.0"/>
          <table:table-cell office:value-type="float" office:value="55510.0"/>
          <table:table-cell office:value-type="float" office:value="41209.0"/>
          <table:table-cell office:value-type="float" office:value="36704.0"/>
          <table:table-cell office:value-type="float" office:value="68346.0"/>
          <table:table-cell office:value-type="float" office:value="164.0"/>
          <table:table-cell office:value-type="float" office:value="0.446368"/>
          <table:table-cell office:value-type="float" office:value="0.18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24.0"/>
          <table:table-cell office:value-type="float" office:value="1133.0"/>
          <table:table-cell office:value-type="float" office:value="10629.0"/>
          <table:table-cell office:value-type="float" office:value="36221.0"/>
          <table:table-cell office:value-type="float" office:value="96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964.0"/>
          <table:table-cell office:value-type="float" office:value="38689.0"/>
          <table:table-cell office:value-type="float" office:value="26224.0"/>
          <table:table-cell office:value-type="float" office:value="25612.0"/>
          <table:table-cell office:value-type="float" office:value="28310.0"/>
          <table:table-cell office:value-type="float" office:value="42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622755"/>
          <table:table-cell office:value-type="float" office:value="0.2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19734.0"/>
          <table:table-cell office:value-type="float" office:value="66357.0"/>
          <table:table-cell office:value-type="float" office:value="10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41.0"/>
          <table:table-cell office:value-type="float" office:value="55251.0"/>
          <table:table-cell office:value-type="float" office:value="41074.0"/>
          <table:table-cell office:value-type="float" office:value="36499.0"/>
          <table:table-cell office:value-type="float" office:value="68296.0"/>
          <table:table-cell office:value-type="float" office:value="164.0"/>
          <table:table-cell office:value-type="float" office:value="0.526764"/>
          <table:table-cell office:value-type="float" office:value="0.2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00.0"/>
          <table:table-cell office:value-type="float" office:value="19734.0"/>
          <table:table-cell office:value-type="float" office:value="66357.0"/>
          <table:table-cell office:value-type="float" office:value="105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241.0"/>
          <table:table-cell office:value-type="float" office:value="55251.0"/>
          <table:table-cell office:value-type="float" office:value="41074.0"/>
          <table:table-cell office:value-type="float" office:value="36499.0"/>
          <table:table-cell office:value-type="float" office:value="68296.0"/>
          <table:table-cell office:value-type="float" office:value="164.0"/>
          <table:table-cell office:value-type="float" office:value="0.430222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3.0"/>
          <table:table-cell office:value-type="float" office:value="10529.0"/>
          <table:table-cell office:value-type="float" office:value="35778.0"/>
          <table:table-cell office:value-type="float" office:value="94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920.0"/>
          <table:table-cell office:value-type="float" office:value="38430.0"/>
          <table:table-cell office:value-type="float" office:value="26089.0"/>
          <table:table-cell office:value-type="float" office:value="25407.0"/>
          <table:table-cell office:value-type="float" office:value="28274.0"/>
          <table:table-cell office:value-type="float" office:value="4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605159"/>
          <table:table-cell office:value-type="float" office:value="0.27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76.0"/>
          <table:table-cell office:value-type="float" office:value="19045.0"/>
          <table:table-cell office:value-type="float" office:value="63884.0"/>
          <table:table-cell office:value-type="float" office:value="105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70.0"/>
          <table:table-cell office:value-type="float" office:value="54187.0"/>
          <table:table-cell office:value-type="float" office:value="40380.0"/>
          <table:table-cell office:value-type="float" office:value="35960.0"/>
          <table:table-cell office:value-type="float" office:value="58104.0"/>
          <table:table-cell office:value-type="float" office:value="164.0"/>
          <table:table-cell office:value-type="float" office:value="0.563076"/>
          <table:table-cell office:value-type="float" office:value="0.2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30.0"/>
          <table:table-cell office:value-type="float" office:value="19027.0"/>
          <table:table-cell office:value-type="float" office:value="63822.0"/>
          <table:table-cell office:value-type="float" office:value="102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70.0"/>
          <table:table-cell office:value-type="float" office:value="54187.0"/>
          <table:table-cell office:value-type="float" office:value="40380.0"/>
          <table:table-cell office:value-type="float" office:value="35960.0"/>
          <table:table-cell office:value-type="float" office:value="68218.0"/>
          <table:table-cell office:value-type="float" office:value="164.0"/>
          <table:table-cell office:value-type="float" office:value="0.392856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48.0"/>
          <table:table-cell office:value-type="float" office:value="9830.0"/>
          <table:table-cell office:value-type="float" office:value="33272.0"/>
          <table:table-cell office:value-type="float" office:value="98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49.0"/>
          <table:table-cell office:value-type="float" office:value="37366.0"/>
          <table:table-cell office:value-type="float" office:value="25395.0"/>
          <table:table-cell office:value-type="float" office:value="24868.0"/>
          <table:table-cell office:value-type="float" office:value="28210.0"/>
          <table:table-cell office:value-type="float" office:value="42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594835"/>
          <table:table-cell office:value-type="float" office:value="0.23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86.0"/>
          <table:table-cell office:value-type="float" office:value="19560.0"/>
          <table:table-cell office:value-type="float" office:value="65797.0"/>
          <table:table-cell office:value-type="float" office:value="105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97.0"/>
          <table:table-cell office:value-type="float" office:value="55104.0"/>
          <table:table-cell office:value-type="float" office:value="40930.0"/>
          <table:table-cell office:value-type="float" office:value="36503.0"/>
          <table:table-cell office:value-type="float" office:value="68297.0"/>
          <table:table-cell office:value-type="float" office:value="164.0"/>
          <table:table-cell office:value-type="float" office:value="0.598946"/>
          <table:table-cell office:value-type="float" office:value="0.2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02.0"/>
          <table:table-cell office:value-type="float" office:value="19551.0"/>
          <table:table-cell office:value-type="float" office:value="65766.0"/>
          <table:table-cell office:value-type="float" office:value="105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97.0"/>
          <table:table-cell office:value-type="float" office:value="55104.0"/>
          <table:table-cell office:value-type="float" office:value="40930.0"/>
          <table:table-cell office:value-type="float" office:value="36503.0"/>
          <table:table-cell office:value-type="float" office:value="68301.0"/>
          <table:table-cell office:value-type="float" office:value="164.0"/>
          <table:table-cell office:value-type="float" office:value="0.392324"/>
          <table:table-cell office:value-type="float" office:value="0.15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64.0"/>
          <table:table-cell office:value-type="float" office:value="999.0"/>
          <table:table-cell office:value-type="float" office:value="10354.0"/>
          <table:table-cell office:value-type="float" office:value="35217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6.0"/>
          <table:table-cell office:value-type="float" office:value="38283.0"/>
          <table:table-cell office:value-type="float" office:value="25945.0"/>
          <table:table-cell office:value-type="float" office:value="25411.0"/>
          <table:table-cell office:value-type="float" office:value="28271.0"/>
          <table:table-cell office:value-type="float" office:value="4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820278"/>
          <table:table-cell office:value-type="float" office:value="0.481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126.0"/>
          <table:table-cell office:value-type="float" office:value="7924.0"/>
          <table:table-cell office:value-type="float" office:value="23057.0"/>
          <table:table-cell office:value-type="float" office:value="78116.0"/>
          <table:table-cell office:value-type="float" office:value="106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66.0"/>
          <table:table-cell office:value-type="float" office:value="60846.0"/>
          <table:table-cell office:value-type="float" office:value="44639.0"/>
          <table:table-cell office:value-type="float" office:value="39707.0"/>
          <table:table-cell office:value-type="float" office:value="58820.0"/>
          <table:table-cell office:value-type="float" office:value="164.0"/>
          <table:table-cell office:value-type="float" office:value="0.545958"/>
          <table:table-cell office:value-type="float" office:value="0.3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42.0"/>
          <table:table-cell office:value-type="float" office:value="23057.0"/>
          <table:table-cell office:value-type="float" office:value="78116.0"/>
          <table:table-cell office:value-type="float" office:value="102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6.0"/>
          <table:table-cell office:value-type="float" office:value="60846.0"/>
          <table:table-cell office:value-type="float" office:value="44639.0"/>
          <table:table-cell office:value-type="float" office:value="39707.0"/>
          <table:table-cell office:value-type="float" office:value="58820.0"/>
          <table:table-cell office:value-type="float" office:value="164.0"/>
          <table:table-cell office:value-type="float" office:value="0.480396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7.0"/>
          <table:table-cell office:value-type="float" office:value="13841.0"/>
          <table:table-cell office:value-type="float" office:value="47500.0"/>
          <table:table-cell office:value-type="float" office:value="99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445.0"/>
          <table:table-cell office:value-type="float" office:value="44025.0"/>
          <table:table-cell office:value-type="float" office:value="29654.0"/>
          <table:table-cell office:value-type="float" office:value="28615.0"/>
          <table:table-cell office:value-type="float" office:value="28944.0"/>
          <table:table-cell office:value-type="float" office:value="42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567569"/>
          <table:table-cell office:value-type="float" office:value="0.2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2.0"/>
          <table:table-cell office:value-type="float" office:value="22914.0"/>
          <table:table-cell office:value-type="float" office:value="77594.0"/>
          <table:table-cell office:value-type="float" office:value="101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694.0"/>
          <table:table-cell office:value-type="float" office:value="60586.0"/>
          <table:table-cell office:value-type="float" office:value="44490.0"/>
          <table:table-cell office:value-type="float" office:value="39551.0"/>
          <table:table-cell office:value-type="float" office:value="58788.0"/>
          <table:table-cell office:value-type="float" office:value="164.0"/>
          <table:table-cell office:value-type="float" office:value="0.647349"/>
          <table:table-cell office:value-type="float" office:value="0.3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1.0"/>
          <table:table-cell office:value-type="float" office:value="22914.0"/>
          <table:table-cell office:value-type="float" office:value="77594.0"/>
          <table:table-cell office:value-type="float" office:value="102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694.0"/>
          <table:table-cell office:value-type="float" office:value="60586.0"/>
          <table:table-cell office:value-type="float" office:value="44490.0"/>
          <table:table-cell office:value-type="float" office:value="39551.0"/>
          <table:table-cell office:value-type="float" office:value="58788.0"/>
          <table:table-cell office:value-type="float" office:value="164.0"/>
          <table:table-cell office:value-type="float" office:value="0.454566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8.0"/>
          <table:table-cell office:value-type="float" office:value="13698.0"/>
          <table:table-cell office:value-type="float" office:value="46978.0"/>
          <table:table-cell office:value-type="float" office:value="95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73.0"/>
          <table:table-cell office:value-type="float" office:value="43765.0"/>
          <table:table-cell office:value-type="float" office:value="29505.0"/>
          <table:table-cell office:value-type="float" office:value="28459.0"/>
          <table:table-cell office:value-type="float" office:value="28904.0"/>
          <table:table-cell office:value-type="float" office:value="42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897242"/>
          <table:table-cell office:value-type="float" office:value="0.632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73.0"/>
          <table:table-cell office:value-type="float" office:value="4759.0"/>
          <table:table-cell office:value-type="float" office:value="22842.0"/>
          <table:table-cell office:value-type="float" office:value="77316.0"/>
          <table:table-cell office:value-type="float" office:value="106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71.0"/>
          <table:table-cell office:value-type="float" office:value="60456.0"/>
          <table:table-cell office:value-type="float" office:value="44418.0"/>
          <table:table-cell office:value-type="float" office:value="39466.0"/>
          <table:table-cell office:value-type="float" office:value="58800.0"/>
          <table:table-cell office:value-type="float" office:value="164.0"/>
          <table:table-cell office:value-type="float" office:value="0.55278"/>
          <table:table-cell office:value-type="float" office:value="0.2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.0"/>
          <table:table-cell office:value-type="float" office:value="22842.0"/>
          <table:table-cell office:value-type="float" office:value="77316.0"/>
          <table:table-cell office:value-type="float" office:value="102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671.0"/>
          <table:table-cell office:value-type="float" office:value="60456.0"/>
          <table:table-cell office:value-type="float" office:value="44418.0"/>
          <table:table-cell office:value-type="float" office:value="39466.0"/>
          <table:table-cell office:value-type="float" office:value="58800.0"/>
          <table:table-cell office:value-type="float" office:value="164.0"/>
          <table:table-cell office:value-type="float" office:value="0.506052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13626.0"/>
          <table:table-cell office:value-type="float" office:value="46700.0"/>
          <table:table-cell office:value-type="float" office:value="100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50.0"/>
          <table:table-cell office:value-type="float" office:value="43635.0"/>
          <table:table-cell office:value-type="float" office:value="29433.0"/>
          <table:table-cell office:value-type="float" office:value="28374.0"/>
          <table:table-cell office:value-type="float" office:value="28912.0"/>
          <table:table-cell office:value-type="float" office:value="424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506576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23051.0"/>
          <table:table-cell office:value-type="float" office:value="78102.0"/>
          <table:table-cell office:value-type="float" office:value="105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70.0"/>
          <table:table-cell office:value-type="float" office:value="60848.0"/>
          <table:table-cell office:value-type="float" office:value="44641.0"/>
          <table:table-cell office:value-type="float" office:value="39711.0"/>
          <table:table-cell office:value-type="float" office:value="58844.0"/>
          <table:table-cell office:value-type="float" office:value="164.0"/>
          <table:table-cell office:value-type="float" office:value="0.737075"/>
          <table:table-cell office:value-type="float" office:value="0.43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27.0"/>
          <table:table-cell office:value-type="float" office:value="8355.0"/>
          <table:table-cell office:value-type="float" office:value="23051.0"/>
          <table:table-cell office:value-type="float" office:value="78102.0"/>
          <table:table-cell office:value-type="float" office:value="106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70.0"/>
          <table:table-cell office:value-type="float" office:value="60848.0"/>
          <table:table-cell office:value-type="float" office:value="44641.0"/>
          <table:table-cell office:value-type="float" office:value="39711.0"/>
          <table:table-cell office:value-type="float" office:value="58844.0"/>
          <table:table-cell office:value-type="float" office:value="164.0"/>
          <table:table-cell office:value-type="float" office:value="0.442749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.0"/>
          <table:table-cell office:value-type="float" office:value="13835.0"/>
          <table:table-cell office:value-type="float" office:value="47486.0"/>
          <table:table-cell office:value-type="float" office:value="96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449.0"/>
          <table:table-cell office:value-type="float" office:value="44027.0"/>
          <table:table-cell office:value-type="float" office:value="29656.0"/>
          <table:table-cell office:value-type="float" office:value="28619.0"/>
          <table:table-cell office:value-type="float" office:value="28968.0"/>
          <table:table-cell office:value-type="float" office:value="42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628693"/>
          <table:table-cell office:value-type="float" office:value="0.35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64.0"/>
          <table:table-cell office:value-type="float" office:value="2470.0"/>
          <table:table-cell office:value-type="float" office:value="22989.0"/>
          <table:table-cell office:value-type="float" office:value="77847.0"/>
          <table:table-cell office:value-type="float" office:value="107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34.0"/>
          <table:table-cell office:value-type="float" office:value="60713.0"/>
          <table:table-cell office:value-type="float" office:value="44568.0"/>
          <table:table-cell office:value-type="float" office:value="39625.0"/>
          <table:table-cell office:value-type="float" office:value="58803.0"/>
          <table:table-cell office:value-type="float" office:value="164.0"/>
          <table:table-cell office:value-type="float" office:value="0.651765"/>
          <table:table-cell office:value-type="float" office:value="0.3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22989.0"/>
          <table:table-cell office:value-type="float" office:value="77847.0"/>
          <table:table-cell office:value-type="float" office:value="102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34.0"/>
          <table:table-cell office:value-type="float" office:value="60713.0"/>
          <table:table-cell office:value-type="float" office:value="44568.0"/>
          <table:table-cell office:value-type="float" office:value="39625.0"/>
          <table:table-cell office:value-type="float" office:value="58803.0"/>
          <table:table-cell office:value-type="float" office:value="164.0"/>
          <table:table-cell office:value-type="float" office:value="0.495135"/>
          <table:table-cell office:value-type="float" office:value="0.1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4.0"/>
          <table:table-cell office:value-type="float" office:value="13773.0"/>
          <table:table-cell office:value-type="float" office:value="47231.0"/>
          <table:table-cell office:value-type="float" office:value="10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413.0"/>
          <table:table-cell office:value-type="float" office:value="43892.0"/>
          <table:table-cell office:value-type="float" office:value="29583.0"/>
          <table:table-cell office:value-type="float" office:value="28533.0"/>
          <table:table-cell office:value-type="float" office:value="28923.0"/>
          <table:table-cell office:value-type="float" office:value="42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632155"/>
          <table:table-cell office:value-type="float" office:value="0.29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95.0"/>
          <table:table-cell office:value-type="float" office:value="29672.0"/>
          <table:table-cell office:value-type="float" office:value="102058.0"/>
          <table:table-cell office:value-type="float" office:value="113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264.0"/>
          <table:table-cell office:value-type="float" office:value="79640.0"/>
          <table:table-cell office:value-type="float" office:value="56905.0"/>
          <table:table-cell office:value-type="float" office:value="52697.0"/>
          <table:table-cell office:value-type="float" office:value="74142.0"/>
          <table:table-cell office:value-type="float" office:value="205.0"/>
          <table:table-cell office:value-type="float" office:value="0.577311"/>
          <table:table-cell office:value-type="float" office:value="0.3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35.0"/>
          <table:table-cell office:value-type="float" office:value="29672.0"/>
          <table:table-cell office:value-type="float" office:value="102058.0"/>
          <table:table-cell office:value-type="float" office:value="106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264.0"/>
          <table:table-cell office:value-type="float" office:value="79640.0"/>
          <table:table-cell office:value-type="float" office:value="56905.0"/>
          <table:table-cell office:value-type="float" office:value="52697.0"/>
          <table:table-cell office:value-type="float" office:value="74142.0"/>
          <table:table-cell office:value-type="float" office:value="205.0"/>
          <table:table-cell office:value-type="float" office:value="0.523684"/>
          <table:table-cell office:value-type="float" office:value="0.2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5.0"/>
          <table:table-cell office:value-type="float" office:value="18152.0"/>
          <table:table-cell office:value-type="float" office:value="63788.0"/>
          <table:table-cell office:value-type="float" office:value="99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609.0"/>
          <table:table-cell office:value-type="float" office:value="58610.0"/>
          <table:table-cell office:value-type="float" office:value="38170.0"/>
          <table:table-cell office:value-type="float" office:value="38832.0"/>
          <table:table-cell office:value-type="float" office:value="36792.0"/>
          <table:table-cell office:value-type="float" office:value="53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616809"/>
          <table:table-cell office:value-type="float" office:value="0.30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27.0"/>
          <table:table-cell office:value-type="float" office:value="29364.0"/>
          <table:table-cell office:value-type="float" office:value="101014.0"/>
          <table:table-cell office:value-type="float" office:value="112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136.0"/>
          <table:table-cell office:value-type="float" office:value="79231.0"/>
          <table:table-cell office:value-type="float" office:value="56598.0"/>
          <table:table-cell office:value-type="float" office:value="52512.0"/>
          <table:table-cell office:value-type="float" office:value="87405.0"/>
          <table:table-cell office:value-type="float" office:value="205.0"/>
          <table:table-cell office:value-type="float" office:value="0.625402"/>
          <table:table-cell office:value-type="float" office:value="0.35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45.0"/>
          <table:table-cell office:value-type="float" office:value="29373.0"/>
          <table:table-cell office:value-type="float" office:value="101045.0"/>
          <table:table-cell office:value-type="float" office:value="113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136.0"/>
          <table:table-cell office:value-type="float" office:value="79231.0"/>
          <table:table-cell office:value-type="float" office:value="56598.0"/>
          <table:table-cell office:value-type="float" office:value="52512.0"/>
          <table:table-cell office:value-type="float" office:value="74055.0"/>
          <table:table-cell office:value-type="float" office:value="205.0"/>
          <table:table-cell office:value-type="float" office:value="0.532182"/>
          <table:table-cell office:value-type="float" office:value="0.2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4.0"/>
          <table:table-cell office:value-type="float" office:value="17854.0"/>
          <table:table-cell office:value-type="float" office:value="62778.0"/>
          <table:table-cell office:value-type="float" office:value="100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481.0"/>
          <table:table-cell office:value-type="float" office:value="58201.0"/>
          <table:table-cell office:value-type="float" office:value="37863.0"/>
          <table:table-cell office:value-type="float" office:value="38647.0"/>
          <table:table-cell office:value-type="float" office:value="36688.0"/>
          <table:table-cell office:value-type="float" office:value="53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623548"/>
          <table:table-cell office:value-type="float" office:value="0.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87.0"/>
          <table:table-cell office:value-type="float" office:value="29505.0"/>
          <table:table-cell office:value-type="float" office:value="101456.0"/>
          <table:table-cell office:value-type="float" office:value="113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219.0"/>
          <table:table-cell office:value-type="float" office:value="79422.0"/>
          <table:table-cell office:value-type="float" office:value="56739.0"/>
          <table:table-cell office:value-type="float" office:value="52608.0"/>
          <table:table-cell office:value-type="float" office:value="74104.0"/>
          <table:table-cell office:value-type="float" office:value="205.0"/>
          <table:table-cell office:value-type="float" office:value="0.615845"/>
          <table:table-cell office:value-type="float" office:value="0.3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252.0"/>
          <table:table-cell office:value-type="float" office:value="29487.0"/>
          <table:table-cell office:value-type="float" office:value="101394.0"/>
          <table:table-cell office:value-type="float" office:value="112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219.0"/>
          <table:table-cell office:value-type="float" office:value="79422.0"/>
          <table:table-cell office:value-type="float" office:value="56739.0"/>
          <table:table-cell office:value-type="float" office:value="52608.0"/>
          <table:table-cell office:value-type="float" office:value="87466.0"/>
          <table:table-cell office:value-type="float" office:value="205.0"/>
          <table:table-cell office:value-type="float" office:value="0.454935"/>
          <table:table-cell office:value-type="float" office:value="0.19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598.0"/>
          <table:table-cell office:value-type="float" office:value="17987.0"/>
          <table:table-cell office:value-type="float" office:value="63192.0"/>
          <table:table-cell office:value-type="float" office:value="98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564.0"/>
          <table:table-cell office:value-type="float" office:value="58392.0"/>
          <table:table-cell office:value-type="float" office:value="38004.0"/>
          <table:table-cell office:value-type="float" office:value="38743.0"/>
          <table:table-cell office:value-type="float" office:value="36748.0"/>
          <table:table-cell office:value-type="float" office:value="53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687702"/>
          <table:table-cell office:value-type="float" office:value="0.36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7.0"/>
          <table:table-cell office:value-type="float" office:value="29857.0"/>
          <table:table-cell office:value-type="float" office:value="102750.0"/>
          <table:table-cell office:value-type="float" office:value="113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348.0"/>
          <table:table-cell office:value-type="float" office:value="79971.0"/>
          <table:table-cell office:value-type="float" office:value="57109.0"/>
          <table:table-cell office:value-type="float" office:value="52903.0"/>
          <table:table-cell office:value-type="float" office:value="74172.0"/>
          <table:table-cell office:value-type="float" office:value="205.0"/>
          <table:table-cell office:value-type="float" office:value="0.645737"/>
          <table:table-cell office:value-type="float" office:value="0.38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74.0"/>
          <table:table-cell office:value-type="float" office:value="1939.0"/>
          <table:table-cell office:value-type="float" office:value="29857.0"/>
          <table:table-cell office:value-type="float" office:value="102750.0"/>
          <table:table-cell office:value-type="float" office:value="112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348.0"/>
          <table:table-cell office:value-type="float" office:value="79971.0"/>
          <table:table-cell office:value-type="float" office:value="57109.0"/>
          <table:table-cell office:value-type="float" office:value="52903.0"/>
          <table:table-cell office:value-type="float" office:value="74172.0"/>
          <table:table-cell office:value-type="float" office:value="205.0"/>
          <table:table-cell office:value-type="float" office:value="0.502682"/>
          <table:table-cell office:value-type="float" office:value="0.2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3.0"/>
          <table:table-cell office:value-type="float" office:value="18337.0"/>
          <table:table-cell office:value-type="float" office:value="64480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693.0"/>
          <table:table-cell office:value-type="float" office:value="58941.0"/>
          <table:table-cell office:value-type="float" office:value="38374.0"/>
          <table:table-cell office:value-type="float" office:value="39038.0"/>
          <table:table-cell office:value-type="float" office:value="36818.0"/>
          <table:table-cell office:value-type="float" office:value="53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645856"/>
          <table:table-cell office:value-type="float" office:value="0.3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55.0"/>
          <table:table-cell office:value-type="float" office:value="29775.0"/>
          <table:table-cell office:value-type="float" office:value="102459.0"/>
          <table:table-cell office:value-type="float" office:value="112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317.0"/>
          <table:table-cell office:value-type="float" office:value="79846.0"/>
          <table:table-cell office:value-type="float" office:value="57034.0"/>
          <table:table-cell office:value-type="float" office:value="52835.0"/>
          <table:table-cell office:value-type="float" office:value="74171.0"/>
          <table:table-cell office:value-type="float" office:value="205.0"/>
          <table:table-cell office:value-type="float" office:value="0.672309"/>
          <table:table-cell office:value-type="float" office:value="0.3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44.0"/>
          <table:table-cell office:value-type="float" office:value="29775.0"/>
          <table:table-cell office:value-type="float" office:value="102459.0"/>
          <table:table-cell office:value-type="float" office:value="112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317.0"/>
          <table:table-cell office:value-type="float" office:value="79846.0"/>
          <table:table-cell office:value-type="float" office:value="57034.0"/>
          <table:table-cell office:value-type="float" office:value="52835.0"/>
          <table:table-cell office:value-type="float" office:value="74171.0"/>
          <table:table-cell office:value-type="float" office:value="205.0"/>
          <table:table-cell office:value-type="float" office:value="0.526208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54.0"/>
          <table:table-cell office:value-type="float" office:value="18255.0"/>
          <table:table-cell office:value-type="float" office:value="64189.0"/>
          <table:table-cell office:value-type="float" office:value="100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662.0"/>
          <table:table-cell office:value-type="float" office:value="58816.0"/>
          <table:table-cell office:value-type="float" office:value="38299.0"/>
          <table:table-cell office:value-type="float" office:value="38970.0"/>
          <table:table-cell office:value-type="float" office:value="36817.0"/>
          <table:table-cell office:value-type="float" office:value="53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721794"/>
          <table:table-cell office:value-type="float" office:value="0.41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1991.0"/>
          <table:table-cell office:value-type="float" office:value="34502.0"/>
          <table:table-cell office:value-type="float" office:value="119437.0"/>
          <table:table-cell office:value-type="float" office:value="115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81.0"/>
          <table:table-cell office:value-type="float" office:value="87963.0"/>
          <table:table-cell office:value-type="float" office:value="62089.0"/>
          <table:table-cell office:value-type="float" office:value="57474.0"/>
          <table:table-cell office:value-type="float" office:value="75078.0"/>
          <table:table-cell office:value-type="float" office:value="205.0"/>
          <table:table-cell office:value-type="float" office:value="0.711292"/>
          <table:table-cell office:value-type="float" office:value="0.4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5.0"/>
          <table:table-cell office:value-type="float" office:value="34502.0"/>
          <table:table-cell office:value-type="float" office:value="119437.0"/>
          <table:table-cell office:value-type="float" office:value="112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81.0"/>
          <table:table-cell office:value-type="float" office:value="87963.0"/>
          <table:table-cell office:value-type="float" office:value="62089.0"/>
          <table:table-cell office:value-type="float" office:value="57474.0"/>
          <table:table-cell office:value-type="float" office:value="75078.0"/>
          <table:table-cell office:value-type="float" office:value="205.0"/>
          <table:table-cell office:value-type="float" office:value="0.546426"/>
          <table:table-cell office:value-type="float" office:value="0.2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3.0"/>
          <table:table-cell office:value-type="float" office:value="22982.0"/>
          <table:table-cell office:value-type="float" office:value="81167.0"/>
          <table:table-cell office:value-type="float" office:value="100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26.0"/>
          <table:table-cell office:value-type="float" office:value="66933.0"/>
          <table:table-cell office:value-type="float" office:value="43354.0"/>
          <table:table-cell office:value-type="float" office:value="43609.0"/>
          <table:table-cell office:value-type="float" office:value="37732.0"/>
          <table:table-cell office:value-type="float" office:value="53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686417"/>
          <table:table-cell office:value-type="float" office:value="0.3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311.0"/>
          <table:table-cell office:value-type="float" office:value="34406.0"/>
          <table:table-cell office:value-type="float" office:value="119089.0"/>
          <table:table-cell office:value-type="float" office:value="115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43.0"/>
          <table:table-cell office:value-type="float" office:value="87801.0"/>
          <table:table-cell office:value-type="float" office:value="61999.0"/>
          <table:table-cell office:value-type="float" office:value="57378.0"/>
          <table:table-cell office:value-type="float" office:value="75087.0"/>
          <table:table-cell office:value-type="float" office:value="205.0"/>
          <table:table-cell office:value-type="float" office:value="0.671872"/>
          <table:table-cell office:value-type="float" office:value="0.40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98.0"/>
          <table:table-cell office:value-type="float" office:value="1365.0"/>
          <table:table-cell office:value-type="float" office:value="34406.0"/>
          <table:table-cell office:value-type="float" office:value="119089.0"/>
          <table:table-cell office:value-type="float" office:value="113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43.0"/>
          <table:table-cell office:value-type="float" office:value="87801.0"/>
          <table:table-cell office:value-type="float" office:value="61999.0"/>
          <table:table-cell office:value-type="float" office:value="57378.0"/>
          <table:table-cell office:value-type="float" office:value="75087.0"/>
          <table:table-cell office:value-type="float" office:value="205.0"/>
          <table:table-cell office:value-type="float" office:value="0.512434"/>
          <table:table-cell office:value-type="float" office:value="0.2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3.0"/>
          <table:table-cell office:value-type="float" office:value="22886.0"/>
          <table:table-cell office:value-type="float" office:value="80819.0"/>
          <table:table-cell office:value-type="float" office:value="105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688.0"/>
          <table:table-cell office:value-type="float" office:value="66771.0"/>
          <table:table-cell office:value-type="float" office:value="43264.0"/>
          <table:table-cell office:value-type="float" office:value="43513.0"/>
          <table:table-cell office:value-type="float" office:value="37737.0"/>
          <table:table-cell office:value-type="float" office:value="53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652642"/>
          <table:table-cell office:value-type="float" office:value="0.3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8.0"/>
          <table:table-cell office:value-type="float" office:value="1554.0"/>
          <table:table-cell office:value-type="float" office:value="34773.0"/>
          <table:table-cell office:value-type="float" office:value="120605.0"/>
          <table:table-cell office:value-type="float" office:value="113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480.0"/>
          <table:table-cell office:value-type="float" office:value="88556.0"/>
          <table:table-cell office:value-type="float" office:value="62393.0"/>
          <table:table-cell office:value-type="float" office:value="57875.0"/>
          <table:table-cell office:value-type="float" office:value="75134.0"/>
          <table:table-cell office:value-type="float" office:value="205.0"/>
          <table:table-cell office:value-type="float" office:value="0.640228"/>
          <table:table-cell office:value-type="float" office:value="0.3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34773.0"/>
          <table:table-cell office:value-type="float" office:value="120605.0"/>
          <table:table-cell office:value-type="float" office:value="11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480.0"/>
          <table:table-cell office:value-type="float" office:value="88556.0"/>
          <table:table-cell office:value-type="float" office:value="62393.0"/>
          <table:table-cell office:value-type="float" office:value="57875.0"/>
          <table:table-cell office:value-type="float" office:value="75134.0"/>
          <table:table-cell office:value-type="float" office:value="205.0"/>
          <table:table-cell office:value-type="float" office:value="0.555468"/>
          <table:table-cell office:value-type="float" office:value="0.2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4.0"/>
          <table:table-cell office:value-type="float" office:value="23253.0"/>
          <table:table-cell office:value-type="float" office:value="82335.0"/>
          <table:table-cell office:value-type="float" office:value="100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825.0"/>
          <table:table-cell office:value-type="float" office:value="67526.0"/>
          <table:table-cell office:value-type="float" office:value="43658.0"/>
          <table:table-cell office:value-type="float" office:value="44010.0"/>
          <table:table-cell office:value-type="float" office:value="37796.0"/>
          <table:table-cell office:value-type="float" office:value="53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687974"/>
          <table:table-cell office:value-type="float" office:value="0.4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30.0"/>
          <table:table-cell office:value-type="float" office:value="34490.0"/>
          <table:table-cell office:value-type="float" office:value="119430.0"/>
          <table:table-cell office:value-type="float" office:value="115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74.0"/>
          <table:table-cell office:value-type="float" office:value="87965.0"/>
          <table:table-cell office:value-type="float" office:value="62090.0"/>
          <table:table-cell office:value-type="float" office:value="57484.0"/>
          <table:table-cell office:value-type="float" office:value="75089.0"/>
          <table:table-cell office:value-type="float" office:value="205.0"/>
          <table:table-cell office:value-type="float" office:value="0.733156"/>
          <table:table-cell office:value-type="float" office:value="0.3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9.0"/>
          <table:table-cell office:value-type="float" office:value="34490.0"/>
          <table:table-cell office:value-type="float" office:value="119430.0"/>
          <table:table-cell office:value-type="float" office:value="114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74.0"/>
          <table:table-cell office:value-type="float" office:value="87965.0"/>
          <table:table-cell office:value-type="float" office:value="62090.0"/>
          <table:table-cell office:value-type="float" office:value="57484.0"/>
          <table:table-cell office:value-type="float" office:value="75089.0"/>
          <table:table-cell office:value-type="float" office:value="205.0"/>
          <table:table-cell office:value-type="float" office:value="0.535338"/>
          <table:table-cell office:value-type="float" office:value="0.27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1241.0"/>
          <table:table-cell office:value-type="float" office:value="22970.0"/>
          <table:table-cell office:value-type="float" office:value="8116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719.0"/>
          <table:table-cell office:value-type="float" office:value="66935.0"/>
          <table:table-cell office:value-type="float" office:value="43355.0"/>
          <table:table-cell office:value-type="float" office:value="43619.0"/>
          <table:table-cell office:value-type="float" office:value="37739.0"/>
          <table:table-cell office:value-type="float" office:value="53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1.68898"/>
          <table:table-cell office:value-type="float" office:value="1.36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516.0"/>
          <table:table-cell office:value-type="float" office:value="33888.0"/>
          <table:table-cell office:value-type="float" office:value="34540.0"/>
          <table:table-cell office:value-type="float" office:value="119609.0"/>
          <table:table-cell office:value-type="float" office:value="114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386.0"/>
          <table:table-cell office:value-type="float" office:value="88043.0"/>
          <table:table-cell office:value-type="float" office:value="62136.0"/>
          <table:table-cell office:value-type="float" office:value="57533.0"/>
          <table:table-cell office:value-type="float" office:value="75067.0"/>
          <table:table-cell office:value-type="float" office:value="205.0"/>
          <table:table-cell office:value-type="float" office:value="0.748179"/>
          <table:table-cell office:value-type="float" office:value="0.36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876.0"/>
          <table:table-cell office:value-type="float" office:value="34540.0"/>
          <table:table-cell office:value-type="float" office:value="119609.0"/>
          <table:table-cell office:value-type="float" office:value="114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386.0"/>
          <table:table-cell office:value-type="float" office:value="88043.0"/>
          <table:table-cell office:value-type="float" office:value="62136.0"/>
          <table:table-cell office:value-type="float" office:value="57533.0"/>
          <table:table-cell office:value-type="float" office:value="75067.0"/>
          <table:table-cell office:value-type="float" office:value="205.0"/>
          <table:table-cell office:value-type="float" office:value="0.443472"/>
          <table:table-cell office:value-type="float" office:value="0.2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6.0"/>
          <table:table-cell office:value-type="float" office:value="23020.0"/>
          <table:table-cell office:value-type="float" office:value="81339.0"/>
          <table:table-cell office:value-type="float" office:value="100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31.0"/>
          <table:table-cell office:value-type="float" office:value="67013.0"/>
          <table:table-cell office:value-type="float" office:value="43401.0"/>
          <table:table-cell office:value-type="float" office:value="43668.0"/>
          <table:table-cell office:value-type="float" office:value="37721.0"/>
          <table:table-cell office:value-type="float" office:value="53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